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000066" style:font-name="Verdana1"/>
    </style:style>
    <style:style style:name="T5" style:family="text">
      <style:text-properties fo:color="#000066" style:font-name="Verdana1" fo:font-weight="bold"/>
    </style:style>
    <style:style style:name="T6" style:family="text">
      <style:text-properties fo:color="#000066" style:font-name="Verdana1" style:text-underline-style="solid" style:text-underline-width="auto" style:text-underline-color="font-color" fo:font-weight="bold"/>
    </style:style>
    <style:style style:name="T7" style:family="text">
      <style:text-properties fo:color="#660066" style:font-name="Verdana1"/>
    </style:style>
    <style:style style:name="T8" style:family="text">
      <style:text-properties fo:color="#660066" style:font-name="Verdana1" style:text-underline-style="solid" style:text-underline-width="auto" style:text-underline-color="font-color" fo:font-weight="bold"/>
    </style:style>
    <style:style style:name="T9" style:family="text">
      <style:text-properties fo:color="#00008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Crockpot Bean Dish<text:line-break/></text:span><text:span text:style-name="T1"><text:line-break/>2 cups dry red beans<text:line-break/>1 cup dry navy beans<text:line-break/>1 T salt<text:line-break/>1 onion, chopped<text:line-break/>2t dry mustard<text:line-break/>½ t smoke flavoring<text:line-break/>½ cup brown sugar<text:line-break/>½ cup honey<text:line-break/>1 cup bbq sauce (homemade preferred)<text:line-break/><text:line-break/>The night before serving this meal cover beans with water and let soak. The next morning drain beans, cover with more water and salt and cook until beans are tender. When beans have finished cooking, drain, reserving some of the bean broth. Put beans in crockpot and add remaining ingredients. Add some of the reserved bean broth till it is your desired consistency. Cover and cook on low for 6 hours or on high for 3 hour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12:55.10</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16" meta:character-count="615"/>
  </office:meta>
</office:document-meta>
</file>